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585cm" svg:height="0.962cm" svg:x="8.747cm" svg:y="2.397cm">
          <draw:text-box>
            <text:p>Attacks</text:p>
          </draw:text-box>
        </draw:frame>
        <draw:line draw:style-name="gr2" draw:text-style-name="P1" draw:layer="layout" svg:x1="10.144cm" svg:y1="3.667cm" svg:x2="10.144cm" svg:y2="4.81cm">
          <text:p/>
        </draw:line>
        <draw:line draw:style-name="gr2" draw:text-style-name="P1" draw:layer="layout" svg:x1="6.334cm" svg:y1="4.81cm" svg:x2="14.208cm" svg:y2="4.81cm">
          <text:p/>
        </draw:line>
        <draw:line draw:style-name="gr2" draw:text-style-name="P1" draw:layer="layout" svg:x1="6.334cm" svg:y1="4.81cm" svg:x2="6.334cm" svg:y2="6.08cm">
          <text:p/>
        </draw:line>
        <draw:line draw:style-name="gr2" draw:text-style-name="P1" draw:layer="layout" svg:x1="14.208cm" svg:y1="4.81cm" svg:x2="14.208cm" svg:y2="6.08cm">
          <text:p/>
        </draw:line>
        <draw:frame draw:style-name="gr1" draw:text-style-name="P2" draw:layer="layout" svg:width="6.035cm" svg:height="1.673cm" svg:x="4.048cm" svg:y="5.931cm">
          <draw:text-box>
            <text:p text:style-name="P2">Generic to Wireless</text:p>
            <text:p text:style-name="P2"><text:s text:c="6"/>Networks</text:p>
          </draw:text-box>
        </draw:frame>
        <draw:frame draw:style-name="gr3" draw:layer="layout" svg:width="6.865cm" svg:height="1.597cm" svg:x="11.922cm" svg:y="5.953cm">
          <draw:text-box>
            <text:p>Specific to WSN</text:p>
          </draw:text-box>
        </draw:frame>
        <draw:line draw:style-name="gr2" draw:text-style-name="P1" draw:layer="layout" svg:x1="6.461cm" svg:y1="7.477cm" svg:x2="6.461cm" svg:y2="8.62cm">
          <text:p/>
        </draw:line>
        <draw:line draw:style-name="gr2" draw:text-style-name="P1" draw:layer="layout" svg:x1="3.667cm" svg:y1="8.62cm" svg:x2="9.382cm" svg:y2="8.62cm">
          <text:p/>
        </draw:line>
        <draw:line draw:style-name="gr2" draw:text-style-name="P1" draw:layer="layout" svg:x1="3.667cm" svg:y1="8.62cm" svg:x2="3.159cm" svg:y2="10.144cm">
          <text:p/>
        </draw:line>
        <draw:line draw:style-name="gr2" draw:text-style-name="P1" draw:layer="layout" svg:x1="9.382cm" svg:y1="8.62cm" svg:x2="10.017cm" svg:y2="10.017cm">
          <text:p/>
        </draw:line>
        <draw:line draw:style-name="gr2" draw:text-style-name="P1" draw:layer="layout" svg:x1="6.461cm" svg:y1="8.493cm" svg:x2="6.461cm" svg:y2="10.017cm">
          <text:p/>
        </draw:line>
        <draw:frame draw:style-name="gr4" draw:layer="layout" svg:width="3.537cm" svg:height="1.673cm" svg:x="1.508cm" svg:y="9.995cm">
          <draw:text-box>
            <text:p>Threats to </text:p>
            <text:p>Privacy</text:p>
          </draw:text-box>
        </draw:frame>
        <draw:frame draw:style-name="gr1" draw:layer="layout" svg:width="3.537cm" svg:height="1.673cm" svg:x="4.937cm" svg:y="10.017cm">
          <draw:text-box>
            <text:p>Threats to </text:p>
            <text:p>Control</text:p>
          </draw:text-box>
        </draw:frame>
        <draw:frame draw:style-name="gr1" draw:layer="layout" svg:width="3.537cm" svg:height="1.673cm" svg:x="8.239cm" svg:y="10.017cm">
          <draw:text-box>
            <text:p>Threats to </text:p>
            <text:p>Availability</text:p>
          </draw:text-box>
        </draw:frame>
        <draw:line draw:style-name="gr2" draw:text-style-name="P1" draw:layer="layout" svg:x1="13.7cm" svg:y1="6.969cm" svg:x2="13.7cm" svg:y2="10.525cm">
          <text:p/>
        </draw:line>
        <draw:frame draw:style-name="gr1" draw:layer="layout" svg:width="3.673cm" svg:height="0.962cm" svg:x="14.462cm" svg:y="7.35cm">
          <draw:text-box>
            <text:p>Mote Class</text:p>
          </draw:text-box>
        </draw:frame>
        <draw:frame draw:style-name="gr3" draw:layer="layout" svg:width="4.325cm" svg:height="1.597cm" svg:x="14.589cm" svg:y="9.128cm">
          <draw:text-box>
            <text:p>Laptop Class</text:p>
          </draw:text-box>
        </draw:frame>
        <draw:line draw:style-name="gr2" draw:text-style-name="P1" draw:layer="layout" svg:x1="13.7cm" svg:y1="7.858cm" svg:x2="14.462cm" svg:y2="7.858cm">
          <text:p/>
        </draw:line>
        <draw:line draw:style-name="gr2" draw:text-style-name="P1" draw:layer="layout" svg:x1="13.7cm" svg:y1="9.636cm" svg:x2="14.716cm" svg:y2="9.636cm">
          <text:p/>
        </draw:line>
        <draw:line draw:style-name="gr2" draw:text-style-name="P1" draw:layer="layout" svg:x1="9.89cm" svg:y1="11.668cm" svg:x2="9.89cm" svg:y2="12.938cm">
          <text:p/>
        </draw:line>
        <draw:frame draw:style-name="gr1" draw:layer="layout" svg:width="3.923cm" svg:height="0.962cm" svg:x="9.382cm" svg:y="13.192cm">
          <draw:text-box>
            <text:p>DoS attacks</text:p>
          </draw:text-box>
        </draw:frame>
        <draw:line draw:style-name="gr2" draw:text-style-name="P1" draw:layer="layout" svg:x1="2.778cm" svg:y1="11.668cm" svg:x2="2.778cm" svg:y2="12.938cm">
          <text:p/>
        </draw:line>
        <draw:frame draw:style-name="gr5" draw:layer="layout" svg:width="5.895cm" svg:height="1.47cm" svg:x="1cm" svg:y="12.938cm">
          <draw:text-box>
            <text:p>Eaves Dropping</text:p>
          </draw:text-box>
        </draw:frame>
        <draw:line draw:style-name="gr2" draw:text-style-name="P1" draw:layer="layout" svg:x1="6.461cm" svg:y1="11.668cm" svg:x2="6.461cm" svg:y2="14.97cm">
          <text:p/>
        </draw:line>
        <draw:frame draw:style-name="gr1" draw:layer="layout" svg:width="7.826cm" svg:height="1.673cm" svg:x="5.064cm" svg:y="15.351cm">
          <draw:text-box>
            <text:p>Replay Attacks</text:p>
            <text:p>Man-in-the-middle Attac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9:34:59.480268729</meta:creation-date>
    <dc:date>2015-04-16T21:23:51.989894614</dc:date>
    <meta:editing-duration>PT2M21S</meta:editing-duration>
    <meta:editing-cycles>1</meta:editing-cycles>
    <meta:generator>LibreOffice/4.2.7.2$Linux_X86_64 LibreOffice_project/420m0$Build-2</meta:generator>
    <meta:document-statistic meta:object-count="26"/>
  </office:meta>
</office:document-meta>
</file>